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 fo:break-before="pag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c1ddb" officeooo:paragraph-rsid="000c1ddb" style:font-size-asian="10pt" style:font-style-asian="normal" style:font-weight-asian="normal" style:text-emphasize="none"/>
    </style:style>
    <style:style style:name="P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caa8c" officeooo:paragraph-rsid="000caa8c" style:font-size-asian="10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caa8c" officeooo:paragraph-rsid="000d3bf9" style:font-size-asian="10pt" style:font-style-asian="normal" style:font-weight-asian="normal" style:text-emphasize="none"/>
    </style:style>
    <style:style style:name="P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d3bf9" officeooo:paragraph-rsid="000d3bf9" style:font-size-asian="10pt" style:font-style-asian="normal" style:font-weight-asian="normal" style:text-emphasize="none"/>
    </style:style>
    <style:style style:name="P7" style:family="paragraph" style:parent-style-name="Title">
      <style:paragraph-properties fo:text-align="center" style:justify-single-word="false" fo:break-before="page"/>
      <style:text-properties officeooo:paragraph-rsid="000d3bf9"/>
    </style:style>
    <style:style style:name="T1" style:family="text">
      <style:text-properties officeooo:rsid="000d3b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ier : BTN</text:p>
      <text:p text:style-name="P3"/>
      <text:p text:style-name="P3">Statistiques</text:p>
      <text:p text:style-name="P3"/>
      <text:p text:style-name="P3">HHHHHHHHHHHHHHHHHHHHHHHHHHHHHHHHHHHHHHHHHHHH</text:p>
      <text:p text:style-name="P3">H <text:s text:c="8"/>Académie de montpellier <text:s text:c="9"/>H</text:p>
      <text:p text:style-name="P3">HHHHHHHHHHHHHHHHHHHHHHHHHHHHHHHHHHHHHHHHHHHH</text:p>
      <text:p text:style-name="P3"/>
      <text:p text:style-name="P3">72 centres d'examen.</text:p>
      <text:p text:style-name="P3"/>
      <text:p text:style-name="P3">HHHHHHHHHHHHHHHHHHHHHHHHHHHHHHHHHHHHHHHHHHHH</text:p>
      <text:p text:style-name="P3">H <text:s text:c="11"/>Lycée Paul Valéry <text:s text:c="12"/>H</text:p>
      <text:p text:style-name="P3"/>
      <text:p text:style-name="P3">144 convocations,</text:p>
      <text:p text:style-name="P3">réparties en 25 commissions.</text:p>
      <text:p text:style-name="P3"/>
      <text:p text:style-name="P3"><text:s text:c="2"/>Commission <text:s/>: PL41 --&gt; 7 candidats.</text:p>
      <text:p text:style-name="P3"><text:s text:c="2"/>Commission <text:s/>: PL42 --&gt; 9 candidats.</text:p>
      <text:p text:style-name="P3"><text:s text:c="2"/>Commission <text:s/>: PL43 --&gt; 8 candidats.</text:p>
      <text:p text:style-name="P3"><text:s text:c="2"/>Commission <text:s/>: M712 --&gt; 24 candidats.</text:p>
      <text:p text:style-name="P3"><text:s text:c="2"/>Commission <text:s/>: A508 --&gt; 4 candidats.</text:p>
      <text:p text:style-name="P3"><text:s text:c="2"/>Commission <text:s/>: A509 --&gt; 3 candidats.</text:p>
      <text:p text:style-name="P3"><text:s text:c="2"/>Commission <text:s/>: A510 --&gt; 5 candidats.</text:p>
      <text:p text:style-name="P3"><text:s text:c="2"/>Commission <text:s/>: A511 --&gt; 3 candidats.</text:p>
      <text:p text:style-name="P3"><text:s text:c="2"/>Commission <text:s/>: A512 --&gt; 6 candidats.</text:p>
      <text:p text:style-name="P3"><text:s text:c="2"/>Commission <text:s/>: EX02 --&gt; 1 candidats.</text:p>
      <text:p text:style-name="P3"><text:s text:c="2"/>Commission <text:s/>: EY01 --&gt; 2 candidats.</text:p>
      <text:p text:style-name="P3"><text:s text:c="2"/>Commission <text:s/>: <text:s/>--&gt; 24 candidats.</text:p>
      <text:p text:style-name="P3"><text:s text:c="2"/>Commission <text:s/>: DG24 --&gt; 2 candidats.</text:p>
      <text:p text:style-name="P3"><text:s text:c="2"/>Commission <text:s/>: DG25 --&gt; 2 candidats.</text:p>
      <text:p text:style-name="P3"><text:s text:c="2"/>Commission <text:s/>: DG26 --&gt; 1 candidats.</text:p>
      <text:p text:style-name="P3"><text:s text:c="2"/>Commission <text:s/>: A513 --&gt; 1 candidats.</text:p>
      <text:p text:style-name="P3"><text:s text:c="2"/>Commission <text:s/>: A514 --&gt; 2 candidats.</text:p>
      <text:p text:style-name="P3"><text:s text:c="2"/>Commission <text:s/>: EY02 --&gt; 1 candidats.</text:p>
      <text:p text:style-name="P3"><text:s text:c="2"/>Commission <text:s/>: EY03 --&gt; 2 candidats.</text:p>
      <text:p text:style-name="P3"><text:s text:c="2"/>Commission <text:s/>: EY04 --&gt; 4 candidats.</text:p>
      <text:p text:style-name="P3"><text:s text:c="2"/>Commission <text:s/>: EY05 --&gt; 3 candidats.</text:p>
      <text:p text:style-name="P3"><text:s text:c="2"/>Commission <text:s/>: EY06 --&gt; 5 candidats.</text:p>
      <text:p text:style-name="P3"><text:s text:c="2"/>Commission <text:s/>: IG08 --&gt; 1 candidats.</text:p>
      <text:p text:style-name="P3"><text:s text:c="2"/>Commission <text:s/>: Y226 --&gt; 12 candidats.</text:p>
      <text:p text:style-name="P3"><text:s text:c="2"/>Commission <text:s/>: Y227 --&gt; 12 candidats.</text:p>
      <text:p text:style-name="P3"/>
      <text:p text:style-name="P3"/>
      <text:p text:style-name="P3">HHHHHHHHHHHHHHHHHHHHHHHHHHHHHHHHHHHHHHHHHHHH</text:p>
      <text:p text:style-name="P3">somme de contrôle : 144</text:p>
      <text:p text:style-name="P3"/>
      <text:p text:style-name="P1">Fichier BCG</text:p>
      <text:p text:style-name="P4"/>
      <text:p text:style-name="P4">HHHHHHHHHHHHHHHHHHHHHHHHHHHHHHHHHHHHHHHHHHHH</text:p>
      <text:p text:style-name="P4">H <text:s text:c="8"/>Académie de montpellier <text:s text:c="9"/>H</text:p>
      <text:p text:style-name="P4">HHHHHHHHHHHHHHHHHHHHHHHHHHHHHHHHHHHHHHHHHHHH</text:p>
      <text:p text:style-name="P4"/>
      <text:p text:style-name="P4">76 centres d'examen.</text:p>
      <text:p text:style-name="P4"/>
      <text:p text:style-name="P4">HHHHHHHHHHHHHHHHHHHHHHHHHHHHHHHHHHHHHHHHHHHH</text:p>
      <text:p text:style-name="P4">H <text:s text:c="11"/>Lycée Paul Valéry <text:s text:c="12"/>H</text:p>
      <text:p text:style-name="P4"/>
      <text:p text:style-name="P4">1076 convocations,</text:p>
      <text:p text:style-name="P4">réparties en 78 commissions.</text:p>
      <text:p text:style-name="P4"/>
      <text:p text:style-name="P4"><text:s text:c="2"/>Commission <text:s/>: PL21 --&gt; 29 candidats.</text:p>
      <text:p text:style-name="P4"><text:s text:c="2"/>Commission <text:s/>: PL22 --&gt; 28 candidats.</text:p>
      <text:p text:style-name="P4"><text:s text:c="2"/>Commission <text:s/>: PL01 --&gt; 33 candidats.</text:p>
      <text:p text:style-name="P4"><text:s text:c="2"/>Commission <text:s/>: L101 --&gt; 2 candidats.</text:p>
      <text:p text:style-name="P4"><text:s text:c="2"/>Commission <text:s/>: PL61 --&gt; 30 candidats.</text:p>
      <text:p text:style-name="P4"><text:s text:c="2"/>Commission <text:s/>: PL62 --&gt; 24 candidats.</text:p>
      <text:p text:style-name="P4"><text:s text:c="2"/>Commission <text:s/>: PL63 --&gt; 26 candidats.</text:p>
      <text:p text:style-name="P4"><text:s text:c="2"/>Commission <text:s/>: HL01 --&gt; 8 candidats.</text:p>
      <text:p text:style-name="P4"><text:s text:c="2"/>Commission <text:s/>: HL02 --&gt; 10 candidats.</text:p>
      <text:p text:style-name="P4"><text:s text:c="2"/>Commission <text:s/>: HL03 --&gt; 19 candidats.</text:p>
      <text:p text:style-name="P4"><text:s text:c="2"/>Commission <text:s/>: HL04 --&gt; 16 candidats.</text:p>
      <text:p text:style-name="P4"><text:s text:c="2"/>Commission <text:s/>: HL05 --&gt; 14 candidats.</text:p>
      <text:p text:style-name="P4"><text:s text:c="2"/>Commission <text:s/>: HL06 --&gt; 23 candidats.</text:p>
      <text:p text:style-name="P4"><text:s text:c="2"/>Commission <text:s/>: HL07 --&gt; 25 candidats.</text:p>
      <text:p text:style-name="P4"><text:s text:c="2"/>Commission <text:s/>: HL08 --&gt; 22 candidats.</text:p>
      <text:p text:style-name="P4"><text:s text:c="2"/>Commission <text:s/>: HL09 --&gt; 7 candidats.</text:p>
      <text:p text:style-name="P4"><text:s text:c="2"/>Commission <text:s/>: HL10 --&gt; 11 candidats.</text:p>
      <text:p text:style-name="P4"><text:s text:c="2"/>Commission <text:s/>: HL11 --&gt; 15 candidats.</text:p>
      <text:p text:style-name="P4"><text:s text:c="2"/>Commission <text:s/>: AL01 --&gt; 14 candidats.</text:p>
      <text:p text:style-name="P4"><text:s text:c="2"/>Commission <text:s/>: AL02 --&gt; 15 candidats.</text:p>
      <text:p text:style-name="P4"><text:s text:c="2"/>Commission <text:s/>: AL03 --&gt; 17 candidats.</text:p>
      <text:p text:style-name="P4"><text:s text:c="2"/>Commission <text:s/>: AL04 --&gt; 15 candidats.</text:p>
      <text:p text:style-name="P4"><text:s text:c="2"/>Commission <text:s/>: AL06 --&gt; 13 candidats.</text:p>
      <text:p text:style-name="P4"><text:s text:c="2"/>Commission <text:s/>: AL07 --&gt; 18 candidats.</text:p>
      <text:p text:style-name="P4"><text:s text:c="2"/>Commission <text:s/>: AL08 --&gt; 11 candidats.</text:p>
      <text:p text:style-name="P4"><text:s text:c="2"/>Commission <text:s/>: AL09 --&gt; 17 candidats.</text:p>
      <text:p text:style-name="P4"><text:s text:c="2"/>Commission <text:s/>: E325 --&gt; 8 candidats.</text:p>
      <text:p text:style-name="P4"><text:s text:c="2"/>Commission <text:s/>: E326 --&gt; 8 candidats.</text:p>
      <text:p text:style-name="P4"><text:s text:c="2"/>Commission <text:s/>: E327 --&gt; 5 candidats.</text:p>
      <text:p text:style-name="P4"><text:s text:c="2"/>Commission <text:s/>: AL05 --&gt; 18 candidats.</text:p>
      <text:p text:style-name="P4"><text:s text:c="2"/>Commission <text:s/>: E324 --&gt; 6 candidats.</text:p>
      <text:p text:style-name="P4"><text:s text:c="2"/>Commission <text:s/>: IG07 --&gt; 2 candidats.</text:p>
      <text:p text:style-name="P4"><text:s text:c="2"/>Commission <text:s/>: SEL1 --&gt; 10 candidats.</text:p>
      <text:p text:style-name="P4"><text:s text:c="2"/>Commission <text:s/>: SEL2 --&gt; 10 candidats.</text:p>
      <text:p text:style-name="P4"><text:s text:c="2"/>Commission <text:s/>: SPL1 --&gt; 9 candidats.</text:p>
      <text:p text:style-name="P4"><text:s text:c="2"/>Commission <text:s/>: EAL1 --&gt; 15 candidats.</text:p>
      <text:p text:style-name="P4"><text:s text:c="2"/>Commission <text:s/>: SPL2 --&gt; 13 candidats.</text:p>
      <text:p text:style-name="P4"><text:s text:c="2"/>Commission <text:s/>: LL01 --&gt; 13 candidats.</text:p>
      <text:p text:style-name="P4"><text:s text:c="2"/>Commission <text:s/>: LL02 --&gt; 20 candidats.</text:p>
      <text:p text:style-name="P4"><text:s text:c="2"/>Commission <text:s/>: YL61 --&gt; 11 candidats.</text:p>
      <text:p text:style-name="P4"><text:s text:c="2"/>Commission <text:s/>: YL62 --&gt; 17 candidats.</text:p>
      <text:p text:style-name="P4"><text:s text:c="2"/>Commission <text:s/>: YL63 --&gt; 16 candidats.</text:p>
      <text:p text:style-name="P4"><text:s text:c="2"/>Commission <text:s/>: YL64 --&gt; 17 candidats.</text:p>
      <text:p text:style-name="P4"><text:s text:c="2"/>Commission <text:s/>: YL65 --&gt; 19 candidats.</text:p>
      <text:p text:style-name="P4"><text:s text:c="2"/>Commission <text:s/>: ML21 --&gt; 10 candidats.</text:p>
      <text:p text:style-name="P4"><text:s text:c="2"/>Commission <text:s/>: ML22 --&gt; 10 candidats.</text:p>
      <text:p text:style-name="P4"><text:s text:c="2"/>Commission <text:s/>: ML23 --&gt; 20 candidats.</text:p>
      <text:p text:style-name="P4"><text:soft-page-break/><text:s text:c="2"/>Commission <text:s/>: ML24 --&gt; 17 candidats.</text:p>
      <text:p text:style-name="P4"><text:s text:c="2"/>Commission <text:s/>: DK27 --&gt; 8 candidats.</text:p>
      <text:p text:style-name="P4"><text:s text:c="2"/>Commission <text:s/>: DK28 --&gt; 3 candidats.</text:p>
      <text:p text:style-name="P4"><text:s text:c="2"/>Commission <text:s/>: DK29 --&gt; 8 candidats.</text:p>
      <text:p text:style-name="P4"><text:s text:c="2"/>Commission <text:s/>: DK30 --&gt; 5 candidats.</text:p>
      <text:p text:style-name="P4"><text:s text:c="2"/>Commission <text:s/>: AL10 --&gt; 11 candidats.</text:p>
      <text:p text:style-name="P4"><text:s text:c="2"/>Commission <text:s/>: AL11 --&gt; 6 candidats.</text:p>
      <text:p text:style-name="P4"><text:s text:c="2"/>Commission <text:s/>: AL12 --&gt; 12 candidats.</text:p>
      <text:p text:style-name="P4"><text:s text:c="2"/>Commission <text:s/>: E394 --&gt; 10 candidats.</text:p>
      <text:p text:style-name="P4"><text:s text:c="2"/>Commission <text:s/>: E395 --&gt; 13 candidats.</text:p>
      <text:p text:style-name="P4"><text:s text:c="2"/>Commission <text:s/>: E396 --&gt; 17 candidats.</text:p>
      <text:p text:style-name="P4"><text:s text:c="2"/>Commission <text:s/>: E397 --&gt; 7 candidats.</text:p>
      <text:p text:style-name="P4"><text:s text:c="2"/>Commission <text:s/>: E398 --&gt; 9 candidats.</text:p>
      <text:p text:style-name="P4"><text:s text:c="2"/>Commission <text:s/>: E399 --&gt; 11 candidats.</text:p>
      <text:p text:style-name="P4"><text:s text:c="2"/>Commission <text:s/>: E400 --&gt; 11 candidats.</text:p>
      <text:p text:style-name="P4"><text:s text:c="2"/>Commission <text:s/>: E401 --&gt; 5 candidats.</text:p>
      <text:p text:style-name="P4"><text:s text:c="2"/>Commission <text:s/>: IG09 --&gt; 5 candidats.</text:p>
      <text:p text:style-name="P4"><text:s text:c="2"/>Commission <text:s/>: IG10 --&gt; 7 candidats.</text:p>
      <text:p text:style-name="P4"><text:s text:c="2"/>Commission <text:s/>: E392 --&gt; 10 candidats.</text:p>
      <text:p text:style-name="P4"><text:s text:c="2"/>Commission <text:s/>: E393 --&gt; 7 candidats.</text:p>
      <text:p text:style-name="P4"><text:s text:c="2"/>Commission <text:s/>: ML61 --&gt; 25 candidats.</text:p>
      <text:p text:style-name="P4"><text:s text:c="2"/>Commission <text:s/>: ML62 --&gt; 22 candidats.</text:p>
      <text:p text:style-name="P4"><text:s text:c="2"/>Commission <text:s/>: ML63 --&gt; 7 candidats.</text:p>
      <text:p text:style-name="P4"><text:s text:c="2"/>Commission <text:s/>: ML64 --&gt; 10 candidats.</text:p>
      <text:p text:style-name="P4"><text:s text:c="2"/>Commission <text:s/>: ML65 --&gt; 16 candidats.</text:p>
      <text:p text:style-name="P4"><text:s text:c="2"/>Commission <text:s/>: APL --&gt; 9 candidats.</text:p>
      <text:p text:style-name="P4"><text:s text:c="2"/>Commission <text:s/>: HID --&gt; 7 candidats.</text:p>
      <text:p text:style-name="P4"><text:s text:c="2"/>Commission <text:s/>: XL61 --&gt; 14 candidats.</text:p>
      <text:p text:style-name="P4"><text:s text:c="2"/>Commission <text:s/>: XL62 --&gt; 20 candidats.</text:p>
      <text:p text:style-name="P4"><text:s text:c="2"/>Commission <text:s/>: XL63 --&gt; 24 candidats.</text:p>
      <text:p text:style-name="P4"><text:s text:c="2"/>Commission <text:s/>: XL64 --&gt; 21 candidats.</text:p>
      <text:p text:style-name="P4"/>
      <text:p text:style-name="P4"/>
      <text:p text:style-name="P4">HHHHHHHHHHHHHHHHHHHHHHHHHHHHHHHHHHHHHHHHHHHH</text:p>
      <text:p text:style-name="P4">somme de contrôle : 1076</text:p>
      <text:p text:style-name="P7">Fichier <text:span text:style-name="T1">EA – Épreuves anticipées</text:span></text:p>
      <text:p text:style-name="P5"/>
      <text:p text:style-name="P6">HHHHHHHHHHHHHHHHHHHHHHHHHHHHHHHHHHHHHHHHHHHH</text:p>
      <text:p text:style-name="P6">H <text:s text:c="11"/>Lycée Paul Valéry <text:s text:c="12"/>H</text:p>
      <text:p text:style-name="P6"/>
      <text:p text:style-name="P6">289 convocations,</text:p>
      <text:p text:style-name="P6">réparties en 22 commissions.</text:p>
      <text:p text:style-name="P6"/>
      <text:p text:style-name="P6"><text:s text:c="2"/>Commission <text:s/>: L201 --&gt; 17 candidats.</text:p>
      <text:p text:style-name="P6"><text:s text:c="2"/>Commission <text:s/>: L202 --&gt; 16 candidats.</text:p>
      <text:p text:style-name="P6"><text:s text:c="2"/>Commission <text:s/>: L203 --&gt; 13 candidats.</text:p>
      <text:p text:style-name="P6"><text:s text:c="2"/>Commission <text:s/>: L204 --&gt; 14 candidats.</text:p>
      <text:p text:style-name="P6"><text:s text:c="2"/>Commission <text:s/>: L205 --&gt; 9 candidats.</text:p>
      <text:p text:style-name="P6"><text:s text:c="2"/>Commission <text:s/>: L206 --&gt; 7 candidats.</text:p>
      <text:p text:style-name="P6"><text:s text:c="2"/>Commission <text:s/>: L207 --&gt; 14 candidats.</text:p>
      <text:p text:style-name="P6"><text:s text:c="2"/>Commission <text:s/>: L208 --&gt; 10 candidats.</text:p>
      <text:p text:style-name="P6"><text:s text:c="2"/>Commission <text:s/>: L209 --&gt; 14 candidats.</text:p>
      <text:p text:style-name="P6"><text:s text:c="2"/>Commission <text:s/>: L210 --&gt; 19 candidats.</text:p>
      <text:p text:style-name="P6"><text:s text:c="2"/>Commission <text:s/>: L501 --&gt; 28 candidats.</text:p>
      <text:p text:style-name="P6"><text:s text:c="2"/>Commission <text:s/>: L502 --&gt; 20 candidats.</text:p>
      <text:p text:style-name="P6"><text:s text:c="2"/>Commission <text:s/>: L503 --&gt; 9 candidats.</text:p>
      <text:p text:style-name="P6"><text:s text:c="2"/>Commission <text:s/>: L504 --&gt; 19 candidats.</text:p>
      <text:p text:style-name="P6"><text:s text:c="2"/>Commission <text:s/>: L505 --&gt; 20 candidats.</text:p>
      <text:p text:style-name="P6"><text:s text:c="2"/>Commission <text:s/>: L101 --&gt; 13 candidats.</text:p>
      <text:p text:style-name="P6"><text:s text:c="2"/>Commission <text:s/>: L102 --&gt; 18 candidats.</text:p>
      <text:p text:style-name="P6"><text:s text:c="2"/>Commission <text:s/>: L301 --&gt; 2 candidats.</text:p>
      <text:p text:style-name="P6"><text:s text:c="2"/>Commission <text:s/>: L302 --&gt; 10 candidats.</text:p>
      <text:p text:style-name="P6"><text:s text:c="2"/>Commission <text:s/>: L303 --&gt; 5 candidats.</text:p>
      <text:p text:style-name="P6"><text:s text:c="2"/>Commission <text:s/>: L304 --&gt; 7 candidats.</text:p>
      <text:p text:style-name="P6"><text:s text:c="2"/>Commission <text:s/>: L305 --&gt; 5 candidats.</text:p>
      <text:p text:style-name="P6"/>
      <text:p text:style-name="P6"/>
      <text:p text:style-name="P6">HHHHHHHHHHHHHHHHHHHHHHHHHHHHHHHHHHHHHHHHHHHH</text:p>
      <text:p text:style-name="P6">somme de contrôle : 2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34:31.466653178</meta:creation-date>
    <dc:date>2018-06-14T14:53:16.092732420</dc:date>
    <meta:editing-duration>PT2M6S</meta:editing-duration>
    <meta:editing-cycles>2</meta:editing-cycles>
    <meta:generator>LibreOffice/5.1.6.2.0$Linux_X86_64 LibreOffice_project/10$Build-2</meta:generator>
    <meta:print-date>2018-06-14T14:53:12.762472149</meta:print-date>
    <meta:document-statistic meta:table-count="0" meta:image-count="0" meta:object-count="0" meta:page-count="4" meta:paragraph-count="155" meta:word-count="958" meta:character-count="5667" meta:non-whitespace-character-count="4509"/>
  </office:meta>
</office:document-meta>
</file>